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cmd</text:p>
      <text:p text:style-name="P1"/>
      <text:p text:style-name="P2">docker pull “redis”</text:p>
      <text:p text:style-name="P2">docker images – Check all images you have on your computer</text:p>
      <text:p text:style-name="P2">docker run “redis” - Starts your images in your container</text:p>
      <text:p text:style-name="P2">docker run -d “redis” - Starts you image in detached mode</text:p>
      <text:p text:style-name="P2">docker ps – See what containers that are runing </text:p>
      <text:p text:style-name="P2">docker stop “id of container” - stops container with that id</text:p>
      <text:p text:style-name="P2">docker start “id of container” - starts container with that id</text:p>
      <text:p text:style-name="P2">docker ps -a – shows your container history of containers that are running or has been running</text:p>
      <text:p text:style-name="P2">docker run “redis:4.0” - starts specific verions of redis</text:p>
      <text:p text:style-name="P2">docker run -p6000:6379 -d “redis” -- When you want to bound it to specific port</text:p>
      <text:p text:style-name="P2">docker run -p6001:6379 -d “redis:4.0” -- A second redis to run two redis with different versions</text:p>
      <text:p text:style-name="P2"/>
      <text:p text:style-name="P1">docker debugging</text:p>
      <text:p text:style-name="P2">docker logs “id” or “names”</text:p>
      <text:p text:style-name="P2">docker run -d -p6001:6379 –name redis-older “redis 4.0” -- Changes the “Names” of the container</text:p>
      <text:p text:style-name="P2">docker exec -it “id or name” /bin/bash – Get inside of the container</text:p>
      <text:p text:style-name="P2">docker stop “id” - Stops the container</text:p>
      <text:p text:style-name="P2">docker start “id” - Starts the container and it also has the same configs as before</text:p>
      <text:p text:style-name="P2"/>
      <text:p text:style-name="P2"><text:s/></text:p>
      <text:p text:style-name="P2"><text:s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9T13:41:15.59</meta:creation-date>
    <meta:editing-duration>PT15S</meta:editing-duration>
    <meta:editing-cycles>2</meta:editing-cycles>
    <meta:generator>OpenOffice/4.1.10$Win32 OpenOffice.org_project/4110m2$Build-9807</meta:generator>
    <meta:initial-creator>Rasmus Andreasson</meta:initial-creator>
    <meta:document-statistic meta:table-count="0" meta:image-count="0" meta:object-count="0" meta:page-count="1" meta:paragraph-count="20" meta:word-count="183" meta:character-count="1026"/>
    <dc:date>2021-08-09T13:41:27.34</dc:date>
    <dc:creator>Rasmus Andreasson</dc:creator>
  </office:meta>
</office:document-meta>
</file>